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9.267cm"/>
    </style:style>
    <style:style style:name="co3" style:family="table-column">
      <style:table-column-properties fo:break-before="auto" style:column-width="5.907cm"/>
    </style:style>
    <style:style style:name="co4" style:family="table-column">
      <style:table-column-properties fo:break-before="auto" style:column-width="11.312cm"/>
    </style:style>
    <style:style style:name="co5" style:family="table-column">
      <style:table-column-properties fo:break-before="auto" style:column-width="2.799cm"/>
    </style:style>
    <style:style style:name="co6" style:family="table-column">
      <style:table-column-properties fo:break-before="auto" style:column-width="3.052cm"/>
    </style:style>
    <style:style style:name="co7" style:family="table-column">
      <style:table-column-properties fo:break-before="auto" style:column-width="3.219cm"/>
    </style:style>
    <style:style style:name="co8" style:family="table-column">
      <style:table-column-properties fo:break-before="auto" style:column-width="1.96cm"/>
    </style:style>
    <style:style style:name="co9" style:family="table-column">
      <style:table-column-properties fo:break-before="auto" style:column-width="2.575cm"/>
    </style:style>
    <style:style style:name="co10" style:family="table-column">
      <style:table-column-properties fo:break-before="auto" style:column-width="2.325cm"/>
    </style:style>
    <style:style style:name="co11" style:family="table-column">
      <style:table-column-properties fo:break-before="auto" style:column-width="2.745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2.434cm"/>
    </style:style>
    <style:style style:name="co14" style:family="table-column">
      <style:table-column-properties fo:break-before="auto" style:column-width="2.66cm"/>
    </style:style>
    <style:style style:name="co15" style:family="table-column">
      <style:table-column-properties fo:break-before="auto" style:column-width="1.931cm"/>
    </style:style>
    <style:style style:name="co16" style:family="table-column">
      <style:table-column-properties fo:break-before="auto" style:column-width="2.604cm"/>
    </style:style>
    <style:style style:name="co17" style:family="table-column">
      <style:table-column-properties fo:break-before="auto" style:column-width="2.856cm"/>
    </style:style>
    <style:style style:name="co18" style:family="table-column">
      <style:table-column-properties fo:break-before="auto" style:column-width="1.596cm"/>
    </style:style>
    <style:style style:name="co19" style:family="table-column">
      <style:table-column-properties fo:break-before="auto" style:column-width="1.512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4cm" fo:break-before="auto" style:use-optimal-row-height="false"/>
    </style:style>
    <style:style style:name="ro3" style:family="table-row">
      <style:table-row-properties style:row-height="1.561cm" fo:break-before="auto" style:use-optimal-row-height="fals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Tabela_20_I">
      <style:table-properties table:display="true" style:writing-mode="lr-tb"/>
    </style:style>
    <style:style style:name="ce1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ackground-color="#ffff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7" style:family="table-cell" style:parent-style-name="Default" style:data-style-name="N110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4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69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11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84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85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12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96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position="33% 58%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a 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8"/>
        <table:table-column table:style-name="co4" table:default-cell-style-name="ce8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ce11"/>
        <table:table-column table:style-name="co8" table:default-cell-style-name="ce11"/>
        <table:table-column table:style-name="co18" table:default-cell-style-name="ce11"/>
        <table:table-column table:style-name="co19" table:number-columns-repeated="1004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MATRÍCULA</text:p>
          </table:table-cell>
          <table:table-cell table:style-name="ce1" office:value-type="string" calcext:value-type="string" table:number-columns-spanned="1" table:number-rows-spanned="3">
            <text:p>NOME</text:p>
          </table:table-cell>
          <table:table-cell table:style-name="ce1" office:value-type="string" calcext:value-type="string" table:number-columns-spanned="1" table:number-rows-spanned="3">
            <text:p>CARGO/FUNÇÃO</text:p>
          </table:table-cell>
          <table:table-cell table:style-name="ce1" office:value-type="string" calcext:value-type="string" table:number-columns-spanned="1" table:number-rows-spanned="3">
            <text:p>LOTAÇÃO</text:p>
          </table:table-cell>
          <table:table-cell table:style-name="ce1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1"/>
          <table:table-cell table:style-name="ce32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32"/>
          <table:table-cell table:style-name="ce1" office:value-type="string" calcext:value-type="string" table:number-columns-spanned="1" table:number-rows-spanned="3">
            <office:annotation draw:style-name="gr1" draw:text-style-name="P2" svg:width="4.006cm" svg:height="1.681cm" svg:x="65.558cm" svg:y="0cm" draw:caption-point-x="-0.698cm" draw:caption-point-y="0.01cm">
              <dc:date>2020-01-13T00:00:00</dc:date>
              <text:p text:style-name="P1"><text:span text:style-name="T1">Rendimento líquido após os descontos referidos nos itens anteriores.</text:span></text:p>
            </office:annotation>
            <text:p>RENDIMENTO LÍQUIDO TOTAL<text:span text:style-name="T2">14</text:span></text:p>
          </table:table-cell>
          <table:table-cell/>
          <table:table-cell table:style-name="ce19"/>
          <table:table-cell table:style-name="ce20" table:number-columns-repeated="1004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 table:number-columns-spanned="2" table:number-rows-spanned="1">
            <text:p>REMUNERAÇÃO BÁSICA</text:p>
          </table:table-cell>
          <table:covered-table-cell table:style-name="ce1"/>
          <table:table-cell table:style-name="ce1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2">
            <office:annotation draw:style-name="gr2" draw:text-style-name="P2" svg:width="4.977cm" svg:height="1.893cm" svg:x="47.836cm" svg:y="0.149cm" draw:caption-point-x="-0.698cm" draw:caption-point-y="0.31cm">
              <dc:date>2020-01-13T00:00:00</dc:date>
              <text:p text:style-name="P1"><text:span text:style-name="T1">Valor total (somatório) das remunerações temporárias ou eventuais discriminadas na Tabela III.</text:span></text:p>
            </office:annotation>
            <text:p>OUTRAS REMUNERAÇÕES TEMPORÁRIAS<text:span text:style-name="T2">7</text:span></text:p>
          </table:table-cell>
          <table:table-cell table:style-name="ce1" office:value-type="string" calcext:value-type="string" table:number-columns-spanned="1" table:number-rows-spanned="2">
            <office:annotation draw:style-name="gr3" draw:text-style-name="P2" svg:width="5.36cm" svg:height="1.476cm" svg:x="50.748cm" svg:y="0.185cm" draw:caption-point-x="-0.698cm" draw:caption-point-y="0.274cm">
              <dc:date>2020-01-13T00:00:00</dc:date>
              <text:p text:style-name="P1"><text:span text:style-name="T1">Valor total (somatório) das verbas indenizatórias discriminadas na Tabela III.</text:span></text:p>
            </office:annotation>
            <text:p>VERBAS INDENIZATÓRIAS<text:span text:style-name="T2">8</text:span></text:p>
          </table:table-cell>
          <table:table-cell table:style-name="ce1" office:value-type="string" calcext:value-type="string" table:number-columns-spanned="1" table:number-rows-spanned="2">
            <office:annotation draw:style-name="gr4" draw:text-style-name="P2" svg:width="3.533cm" svg:height="1.311cm" svg:x="53.183cm" svg:y="0.082cm" draw:caption-point-x="-0.698cm" draw:caption-point-y="0.377cm">
              <dc:date>2020-01-13T00:00:00</dc:date>
              <text:p text:style-name="P1"><text:span text:style-name="T1">Total dos rendimentos brutos pagos no mês.</text:span></text:p>
            </office:annotation>
            <text:p>TOTAL DE RENDIMENTOS BRUTOS<text:span text:style-name="T2">9</text:span></text:p>
          </table:table-cell>
          <table:table-cell table:style-name="ce32" office:value-type="string" calcext:value-type="string" table:number-columns-spanned="3" table:number-rows-spanned="1">
            <text:p>OBRIGATÓRIOS/LEGAIS</text:p>
          </table:table-cell>
          <table:covered-table-cell table:number-columns-repeated="2" table:style-name="ce32"/>
          <table:table-cell table:style-name="ce1" office:value-type="string" calcext:value-type="string" table:number-columns-spanned="1" table:number-rows-spanned="2">
            <office:annotation draw:style-name="gr5" draw:text-style-name="P2" svg:width="3.544cm" svg:height="1.047cm" svg:x="62.702cm" svg:y="0.148cm" draw:caption-point-x="-0.698cm" draw:caption-point-y="0.311cm">
              <dc:date>2020-01-13T00:00:00</dc:date>
              <text:p text:style-name="P1"><text:span text:style-name="T1">Total dos descontos efetuados no mês.</text:span></text:p>
            </office:annotation>
            <text:p>TOTAL DE DESCONTOS<text:span text:style-name="T2">13</text:span></text:p>
          </table:table-cell>
          <table:covered-table-cell table:style-name="ce1"/>
          <table:table-cell/>
          <table:table-cell table:style-name="ce19"/>
          <table:table-cell table:style-name="ce20" table:number-columns-repeated="1004"/>
        </table:table-row>
        <table:table-row table:style-name="ro3">
          <table:covered-table-cell table:number-columns-repeated="4" table:style-name="ce1"/>
          <table:table-cell table:style-name="ce9" office:value-type="string" calcext:value-type="string">
            <office:annotation draw:style-name="gr6" draw:text-style-name="P2" svg:width="5.795cm" svg:height="2.051cm" svg:x="32.014cm" svg:y="0.625cm" draw:caption-point-x="-0.751cm" draw:caption-point-y="0.358cm">
              <dc:date>2020-01-13T00:00:00</dc:date>
              <text:p text:style-name="P1"><text:span text:style-name="T1">Remuneração do cargo efetivo - Vencimento, GAMPU, V.P.I, Adicionais de Qualificação, G.A.E e G.A.S, além de outras desta natureza.</text:span></text:p>
            </office:annotation>
            <text:p>Remuneração do Cargo Efetivo<text:span text:style-name="T2">1</text:span></text:p>
          </table:table-cell>
          <table:table-cell table:style-name="ce9" office:value-type="string" calcext:value-type="string">
            <office:annotation draw:style-name="gr6" draw:text-style-name="P2" svg:width="5.338cm" svg:height="2.051cm" svg:x="35.119cm" svg:y="0.598cm" draw:caption-point-x="-0.804cm" draw:caption-point-y="0.385cm">
              <dc:date>2020-01-13T00:00:00</dc:date>
              <text:p text:style-name="P1"><text:span text:style-name="T1">V.P.N.I., Adicional por tempo de serviço, quintos, décimos e vantagens decorrentes de sentença judicial ou extensão administrativa.</text:span></text:p>
            </office:annotation>
            <text:p>Outras Verbas Remuneratórias, Legais ou Judiciais<text:span text:style-name="T2">2</text:span></text:p>
          </table:table-cell>
          <table:table-cell table:style-name="ce9" office:value-type="string" calcext:value-type="string">
            <office:annotation draw:style-name="gr7" draw:text-style-name="P2" svg:width="6.463cm" svg:height="2.323cm" svg:x="38.232cm" svg:y="0.687cm" draw:caption-point-x="-0.698cm" draw:caption-point-y="0.296cm">
              <dc:date>2020-01-13T00:00:00</dc:date>
              <text:p text:style-name="P1"><text:span text:style-name="T1">Rubricas que representam a retribuição paga pelo exercício de função (servidor efetivo) ou remuneração de cargo em comissão (servidor sem vínculo ou requisitado).</text:span></text:p>
            </office:annotation>
            <text:p>Função de Confiança ou Cargo em Comissão<text:span text:style-name="T4">³</text:span></text:p>
          </table:table-cell>
          <table:table-cell table:style-name="ce9" office:value-type="string" calcext:value-type="string">
            <office:annotation draw:style-name="gr6" draw:text-style-name="P2" svg:width="5.297cm" svg:height="2.051cm" svg:x="40.192cm" svg:y="0.585cm" draw:caption-point-x="-0.698cm" draw:caption-point-y="0.398cm">
              <dc:date>2020-01-13T00:00:00</dc:date>
              <text:p text:style-name="P1"><text:span text:style-name="T1">Parcelas da Gratificação Natalina (13º) pagas no mês corrente, ou no caso de vacância ou exoneração do servidor.</text:span></text:p>
            </office:annotation>
            <text:p>Gratificação Natalina<text:span text:style-name="T2">4</text:span></text:p>
          </table:table-cell>
          <table:table-cell table:style-name="ce9" office:value-type="string" calcext:value-type="string">
            <office:annotation draw:style-name="gr6" draw:text-style-name="P2" svg:width="4.857cm" svg:height="2.051cm" svg:x="42.767cm" svg:y="0.559cm" draw:caption-point-x="-0.698cm" draw:caption-point-y="0.424cm">
              <dc:date>2020-01-13T00:00:00</dc:date>
              <text:p text:style-name="P1"><text:span text:style-name="T1">Adicional correspondente a 1/3 (um terço) da remuneração, pago ao servidor por ocasião das férias.</text:span></text:p>
            </office:annotation>
            <text:p>Férias (1/3 constitucional)<text:span text:style-name="T2">5</text:span></text:p>
          </table:table-cell>
          <table:table-cell table:style-name="ce9" office:value-type="string" calcext:value-type="string">
            <office:annotation draw:style-name="gr8" draw:text-style-name="P2" svg:width="5.841cm" svg:height="3.162cm" svg:x="45.092cm" svg:y="0.678cm" draw:caption-point-x="-0.698cm" draw:caption-point-y="0.305cm">
              <dc:date>2020-01-13T00:00:00</dc:date>
              <text:p text:style-name="P1"><text:span text:style-name="T1">Valor equivalente ao da contribuição previdenciária, devido ao funcionário público que esteja em condição de aposentar-se, mas que optou por continuar em atividade (instituído pela Emenda Constitucional nº 41, de 16 de dezembro de 2003).</text:span></text:p>
            </office:annotation>
            <text:p>Abono de Permanência<text:span text:style-name="T2">6</text:span></text:p>
          </table:table-cell>
          <table:covered-table-cell table:number-columns-repeated="3" table:style-name="ce1"/>
          <table:table-cell table:style-name="ce9" office:value-type="string" calcext:value-type="string">
            <office:annotation draw:style-name="gr1" draw:text-style-name="P2" svg:width="6.621cm" svg:height="1.681cm" svg:x="55.843cm" svg:y="0.651cm" draw:caption-point-x="-0.698cm" draw:caption-point-y="0.332cm">
              <dc:date>2020-01-13T00:00:00</dc:date>
              <text:p text:style-name="P1"><text:span text:style-name="T1">Contribuição Previdenciária Oficial (Plano de Seguridade Social do Servidor Público e Regime Geral de Previdência Social).</text:span></text:p>
            </office:annotation>
            <text:p>Contribuição Previdenciária<text:span text:style-name="T2">10</text:span></text:p>
          </table:table-cell>
          <table:table-cell table:style-name="ce9" office:value-type="string" calcext:value-type="string">
            <office:annotation draw:style-name="gr6" draw:text-style-name="P2" svg:width="5.378cm" svg:height="2.051cm" svg:x="57.774cm" svg:y="0.625cm" draw:caption-point-x="-0.698cm" draw:caption-point-y="0.358cm">
              <dc:date>2020-01-13T00:00:00</dc:date>
              <text:p text:style-name="P1"><text:span text:style-name="T1">Contribuição Previdenciária Oficial (Plano de Seguridade Social do Servidor Público e Regime Geral de Previdência Social).</text:span></text:p>
            </office:annotation>
            <text:p>Imposto de Renda<text:span text:style-name="T2">11</text:span></text:p>
          </table:table-cell>
          <table:table-cell table:style-name="ce9" office:value-type="string" calcext:value-type="string">
            <office:annotation draw:style-name="gr1" draw:text-style-name="P2" svg:width="6.902cm" svg:height="1.681cm" svg:x="60.801cm" svg:y="0.625cm" draw:caption-point-x="-1.121cm" draw:caption-point-y="0.358cm">
              <dc:date>2020-01-13T00:00:00</dc:date>
              <text:p text:style-name="P1"><text:span text:style-name="T1">Valor deduzido da remuneração básica bruta, quando esta ultrapassa o teto constitucional, nos termos da legislação correspondente.</text:span></text:p>
            </office:annotation>
            <text:p>Retenção por Teto Constitucional<text:span text:style-name="T2">12</text:span></text:p>
          </table:table-cell>
          <table:covered-table-cell table:number-columns-repeated="2" table:style-name="ce1"/>
          <table:table-cell/>
          <table:table-cell table:style-name="ce19"/>
          <table:table-cell table:style-name="ce20" table:number-columns-repeated="1004"/>
        </table:table-row>
        <table:table-row table:style-name="ro4">
          <table:table-cell table:style-name="ce2" office:value-type="float" office:value="953273" calcext:value-type="float">
            <text:p>953273</text:p>
          </table:table-cell>
          <table:table-cell table:style-name="ce5" office:value-type="string" calcext:value-type="string">
            <text:p>ALCIDES CAETANO <text:s text:c="34"/></text:p>
          </table:table-cell>
          <table:table-cell table:style-name="ce5" office:value-type="string" calcext:value-type="string">
            <text:p>AUXILIAR DE PROMOTORIA I</text:p>
          </table:table-cell>
          <table:table-cell table:style-name="ce5" office:value-type="string" calcext:value-type="string">
            <text:p>AREA DE TRANSPORTES</text:p>
          </table:table-cell>
          <table:table-cell table:style-name="ce10" office:value-type="float" office:value="3713.9" calcext:value-type="float">
            <text:p><text:s/>3.713,90 </text:p>
          </table:table-cell>
          <table:table-cell table:style-name="ce12" office:value-type="float" office:value="2960.64" calcext:value-type="float">
            <text:p><text:s/>2.960,64 </text:p>
          </table:table-cell>
          <table:table-cell table:style-name="ce13" office:value-type="string" calcext:value-type="string">
            <text:p>-</text:p>
          </table:table-cell>
          <table:table-cell table:style-name="ce12" office:value-type="float" office:value="3737.32" calcext:value-type="float">
            <text:p><text:s/>3.737,32 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2" office:value-type="string" office:string-value="-" calcext:value-type="string">
            <text:p><text:s/>- </text:p>
          </table:table-cell>
          <table:table-cell table:style-name="ce12" office:value-type="float" office:value="356.24" calcext:value-type="float">
            <text:p><text:s/>356,24 </text:p>
          </table:table-cell>
          <table:table-cell table:style-name="ce12" office:value-type="float" office:value="10768.1" calcext:value-type="float">
            <text:p><text:s/>10.768,10 </text:p>
          </table:table-cell>
          <table:table-cell table:style-name="ce15" office:value-type="float" office:value="447.16" calcext:value-type="float">
            <text:p><text:s/>447,16 </text:p>
          </table:table-cell>
          <table:table-cell table:style-name="ce15" office:value-type="float" office:value="1099.62" calcext:value-type="float">
            <text:p><text:s/>1.099,62 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float" office:value="1546.78" calcext:value-type="float">
            <text:p><text:s/>1.546,78 </text:p>
          </table:table-cell>
          <table:table-cell table:style-name="ce12" office:value-type="float" office:value="9221.32" calcext:value-type="float">
            <text:p><text:s/>9.221,32 </text:p>
          </table:table-cell>
          <table:table-cell table:number-columns-repeated="1006"/>
        </table:table-row>
        <table:table-row table:style-name="ro5">
          <table:table-cell table:style-name="ce3"/>
          <table:table-cell table:style-name="ce6"/>
          <table:table-cell table:number-columns-repeated="1022"/>
        </table:table-row>
        <table:table-row table:style-name="ro5">
          <table:table-cell table:style-name="ce4" office:value-type="string" calcext:value-type="string">
            <text:p><text:span text:style-name="T2">1</text:span><text:span text:style-name="T3"> Remuneração do cargo efetivo - Vencimento, GAMPU, V.P.I, Adicionais de Qualificação, G.A.E e G.A.S, além de outras desta natureza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2</text:span><text:span text:style-name="T3"> V.P.N.I., Adicional por tempo de serviço, quintos, décimos e vantagens decorrentes de sentença judicial ou extensão administrativa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3</text:span><text:span text:style-name="T3"> Rubricas que representam a retribuição paga pelo exercício de função (servidor efetivo) ou remuneração de cargo em comissão (servidor sem vínculo ou requisitado)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4</text:span><text:span text:style-name="T3"> Parcelas da Gratificação Natalina (13º) pagas no mês corrente, ou no caso de vacância ou exoneração do servidor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5</text:span><text:span text:style-name="T3"> Adicional correspondente a 1/3 (um terço) da remuneração, pago ao servidor por ocasião das férias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6</text:span><text:span text:style-name="T3"> Valor equivalente ao da contribuição previdenciária, devido ao funcionário público que esteja em condição de aposentar-se, mas que optou por continuar em atividade (instituído pela Emenda Constitucional nº 41, de 16 de dezembro de 2003)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7</text:span><text:span text:style-name="T3"> Valor total (somatório) das remunerações temporárias ou eventuais discriminadas na Tabela III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8</text:span><text:span text:style-name="T3"> Valor total (somatório) das verbas indenizatórias discriminadas na Tabela III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9</text:span><text:span text:style-name="T3"> Total dos rendimentos brutos pagos no mês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10</text:span><text:span text:style-name="T3"> Contribuição Previdenciária Oficial (Plano de Seguridade Social do Servidor Público e Regime Geral de Previdência Social)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11</text:span><text:span text:style-name="T3"> Imposto de Renda Retido na Fonte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12</text:span><text:span text:style-name="T3"> Valor deduzido da remuneração básica bruta, quando esta ultrapassa o teto constitucional, nos termos da legislação correspondente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13</text:span><text:span text:style-name="T3"> Total dos descontos efetuados no mês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14</text:span><text:span text:style-name="T3"> Rendimento líquido após os descontos referidos nos itens anteriores.</text:span></text:p>
          </table:table-cell>
          <table:table-cell table:number-columns-repeated="1023"/>
        </table:table-row>
        <table:table-row table:style-name="ro5" table:number-rows-repeated="1047885">
          <table:table-cell table:number-columns-repeated="1024"/>
        </table:table-row>
        <table:table-row table:style-name="ro6" table:number-rows-repeated="671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_xlnm._FilterDatabase" table:base-cell-address="$'Tabela I'.$A$1" table:expression="'tabela i'!#REF!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loext:min-decimal-places="0" number:min-integer-digits="2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  <number:text>,</number:text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/>
    <style:style style:name="Heading1_20__28_user_29_" style:display-name="Heading1 (user)" style:family="table-cell" style:parent-style-name="Default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_28_user_29_" style:display-name="Result (user)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0.635cm" fo:margin-right="0.63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 style:data-style-name="N2" text:time-value="11:53:16.75473921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abela_20_I" style:display-name="PageStyle_Tabela 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imes Afonso Dias Pereira</meta:initial-creator>
    <meta:editing-cycles>4</meta:editing-cycles>
    <meta:creation-date>2016-11-22T08:17:36</meta:creation-date>
    <dc:date>2021-02-01T11:53:58.055345253</dc:date>
    <meta:editing-duration>PT10M41S</meta:editing-duration>
    <meta:generator>LibreOffice/6.4.4.2$Linux_X86_64 LibreOffice_project/40$Build-2</meta:generator>
    <meta:document-statistic meta:table-count="1" meta:cell-count="5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